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rcicio 3:</text:p>
      <text:p text:style-name="Standard"/>
      <text:p text:style-name="Standard"/>
      <text:p text:style-name="Standard"><text:tab/>En este ejercicio, el objetivo era asociar rutinas para controlar todas las excepciones del procesador, definiendo correctamente las entradas de la IDT. Luego se debía asociar la interrupción del reloj con una rutina next_clock dada por la cátedra. Para lograr esto, se utilizaron varias macros que serán descriptas más adelante. </text:p>
      <text:p text:style-name="Standard"/>
      <text:p text:style-name="Standard"/>
      <text:p text:style-name="Standard"><text:tab/>Antes de realizar el manejo de interrupciones, hay que inicializar los PIC que mapean cada interrupción recibida con su correspondiente dirección para ser atendida. En modo protegido la configuración inicial de los dos PIC, esta mapeada a interrupciones reservadas por Intel. Por lo cual, hay que remapear los vectores de interrupción a un espacio no reservado.</text:p>
      <text:p text:style-name="Standard"/>
      <text:p text:style-name="Standard"/>
      <text:p text:style-name="Standard"><text:tab/>Una vez reinicializados los PIC con nuevos valores, se procede a llamar a la función idtFill, la cual está definida en idt.c. Esta función llama sucesivamente a un define (IDT_ENTRY) el cual se encarga de inicializar una entrada del array idt. Dicha entrada apunta a la dirección definida dentro del archivo isr.asm, que imprime un mensaje de excepción, usando la macro IMPRIMIR_TEXTO dada por la cátedra.</text:p>
      <text:p text:style-name="Standard"/>
      <text:p text:style-name="Standard"><text:tab/></text:p>
      <text:p text:style-name="Standard"><text:tab/>También se define la isr32 que tiene el código que se ejecuta cuando se produce una interrupción por el timer. Este código llama a la función next_clock y salta entre las tareas (esto último será explicado en el siguiente capítulo). </text:p>
      <text:p text:style-name="Standard"/>
      <text:p text:style-name="Standard"><text:tab/>Por último, volviendo al código principal, luego de la llamada a idtFill, se carga la tabla IDT con la instrucción <text:span text:style-name="T1">lidt</text:span><text:span text:style-name="T2">.</text:span></text:p>
      <text:p text:style-name="Standard"><text:span text:style-name="T2"/></text:p>
      <text:p text:style-name="Standard"><text:span text:style-name="T2"><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11T20:46:39</meta:creation-date>
    <dc:date>2009-11-25T20:34:15</dc:date>
    <dc:creator>wert </dc:creator>
    <meta:editing-duration>PT03H44M14S</meta:editing-duration>
    <meta:editing-cycles>43</meta:editing-cycles>
    <meta:generator>OpenOffice.org/3.1$Linux OpenOffice.org_project/310m19$Build-9420</meta:generator>
    <meta:document-statistic meta:table-count="0" meta:image-count="0" meta:object-count="0" meta:page-count="1" meta:paragraph-count="8" meta:word-count="235" meta:character-count="1468"/>
  </office:meta>
</office:document-meta>
</file>